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9.324cm" svg:y="0.954cm">
            <draw:object draw:notify-on-update-of-ranges="Arkusz1.C4:Arkusz1.C4 Arkusz1.B4:Arkusz1.B7 Arkusz1.C4:Arkusz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|00&gt;</text:p>
          </table:table-cell>
          <table:table-cell office:value-type="float" office:value="24.7">
            <text:p>24,7</text:p>
          </table:table-cell>
        </table:table-row>
        <table:table-row table:style-name="ro2">
          <table:table-cell/>
          <table:table-cell office:value-type="string">
            <text:p>|01&gt;</text:p>
          </table:table-cell>
          <table:table-cell office:value-type="float" office:value="25.4">
            <text:p>25,4</text:p>
          </table:table-cell>
        </table:table-row>
        <table:table-row table:style-name="ro2">
          <table:table-cell/>
          <table:table-cell office:value-type="string">
            <text:p>|10&gt;</text:p>
          </table:table-cell>
          <table:table-cell office:value-type="float" office:value="26.01">
            <text:p>26,01</text:p>
          </table:table-cell>
        </table:table-row>
        <table:table-row table:style-name="ro2">
          <table:table-cell/>
          <table:table-cell table:style-name="ce1" office:value-type="string">
            <text:p>|11&gt;</text:p>
          </table:table-cell>
          <table:table-cell table:formula="of:=100 - [.C4]-[.C5]-[.C6]" office:value-type="float" office:value="23.89">
            <text:p>23,89</text:p>
          </table:table-cell>
        </table:table-row>
      </table:table>
      <table:table table:name="Arkusz2" table:style-name="ta1">
        <table:shapes>
          <draw:frame draw:z-index="0" draw:style-name="gr1" svg:width="15.999cm" svg:height="8.999cm" svg:x="9.131cm" svg:y="1.063cm">
            <draw:object draw:notify-on-update-of-ranges="Arkusz2.E8:Arkusz2.E8 Arkusz2.B3:Arkusz2.B6 Arkusz2.C3:Arkusz2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|x0&gt; / |0x&gt;</text:p>
          </table:table-cell>
          <table:table-cell office:value-type="float" office:value="50.45">
            <text:p>50,45</text:p>
          </table:table-cell>
        </table:table-row>
        <table:table-row table:style-name="ro2">
          <table:table-cell/>
          <table:table-cell office:value-type="string">
            <text:p>|x1&gt; / |0x&gt;</text:p>
          </table:table-cell>
          <table:table-cell table:formula="of:=100 - [.C3]" office:value-type="float" office:value="49.55">
            <text:p>49,55</text:p>
          </table:table-cell>
        </table:table-row>
        <table:table-row table:style-name="ro2">
          <table:table-cell/>
          <table:table-cell office:value-type="string">
            <text:p>|x0&gt; / |1x&gt;</text:p>
          </table:table-cell>
          <table:table-cell office:value-type="float" office:value="49.36">
            <text:p>49,36</text:p>
          </table:table-cell>
        </table:table-row>
        <table:table-row table:style-name="ro2">
          <table:table-cell/>
          <table:table-cell office:value-type="string">
            <text:p>|x1&gt; / |1x&gt;</text:p>
          </table:table-cell>
          <table:table-cell table:formula="of:=100 - [.C5]" office:value-type="float" office:value="50.64">
            <text:p>50,64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</text:p>
          </table:table-cell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5-15T08:56:34</meta:creation-date>
    <meta:generator>LibreOffice/3.5$Linux_X86_64 LibreOffice_project/350m1$Build-2</meta:generator>
    <dc:date>2013-05-15T10:18:13</dc:date>
    <dc:creator>krzysiek </dc:creator>
    <meta:editing-duration>P0D</meta:editing-duration>
    <meta:editing-cycles>1</meta:editing-cycles>
    <meta:document-statistic meta:table-count="3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B4:Arkusz1.C7" chart:data-source-has-labels="both" svg:x="0.77cm" svg:y="0.855cm" svg:width="14.59cm" svg:height="7.545cm">
          <chartooo:coordinate-region svg:x="1.682cm" svg:y="1.054cm" svg:width="13.678cm" svg:height="6.699cm"/>
          <chart:axis chart:dimension="x" chart:name="primary-x" chart:style-name="ch3" chartooo:axis-type="auto">
            <chartooo:date-scale/>
            <chart:categories table:cell-range-address="Arkusz1.B4:Arkusz1.B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C4:Arkusz1.C7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|00&gt;</text:p>
                <draw:g>
                  <svg:desc>Arkusz1.B4:Arkusz1.B7</svg:desc>
                </draw:g>
              </table:table-cell>
              <table:table-cell office:value-type="float" office:value="24.7">
                <text:p>24.7</text:p>
                <draw:g>
                  <svg:desc>Arkusz1.C4:Arkusz1.C7</svg:desc>
                </draw:g>
              </table:table-cell>
            </table:table-row>
            <table:table-row>
              <table:table-cell office:value-type="string">
                <text:p>|01&gt;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|10&gt;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|11&gt;</text:p>
              </table:table-cell>
              <table:table-cell office:value-type="float" office:value="23.89">
                <text:p>23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plot-area chart:style-name="ch2" table:cell-range-address="Arkusz2.E8:Arkusz2.E8 Arkusz2.B3:Arkusz2.C6" chart:data-source-has-labels="both" svg:x="0.77cm" svg:y="0.855cm" svg:width="14.59cm" svg:height="7.545cm">
          <chartooo:coordinate-region svg:x="1.682cm" svg:y="1.055cm" svg:width="13.678cm" svg:height="6.699cm"/>
          <chart:axis chart:dimension="x" chart:name="primary-x" chart:style-name="ch3" chartooo:axis-type="auto">
            <chartooo:date-scale/>
            <chart:categories table:cell-range-address="Arkusz2.B3:Arkusz2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2.C3:Arkusz2.C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|x0&gt; / |0x&gt;</text:p>
                <draw:g>
                  <svg:desc>Arkusz2.B3:Arkusz2.B6</svg:desc>
                </draw:g>
              </table:table-cell>
              <table:table-cell office:value-type="float" office:value="50.45">
                <text:p>50.45</text:p>
                <draw:g>
                  <svg:desc>Arkusz2.C3:Arkusz2.C6</svg:desc>
                </draw:g>
              </table:table-cell>
            </table:table-row>
            <table:table-row>
              <table:table-cell office:value-type="string">
                <text:p>|x1&gt; / |0x&gt;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|x0&gt; / |1x&gt;</text:p>
              </table:table-cell>
              <table:table-cell office:value-type="float" office:value="49.36">
                <text:p>49.36</text:p>
              </table:table-cell>
            </table:table-row>
            <table:table-row>
              <table:table-cell office:value-type="string">
                <text:p>|x1&gt; / |1x&gt;</text:p>
              </table:table-cell>
              <table:table-cell office:value-type="float" office:value="50.64">
                <text:p>50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